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SUM([.$A$1:.A1]) &gt; 10)" style:apply-style-name="Error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calcext:conditional-formats>
          <calcext:conditional-format calcext:target-range-address="Sheet1.A1:Sheet1.A4">
            <calcext:condition calcext:apply-style-name="Error" calcext:value="formula-is(SUM([.$A$1:.A1]) &gt; 10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 style:data-style-name="N2" text:time-value="19:41:48.948734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2T07:43:04.206284156</meta:creation-date>
    <dc:date>2025-02-27T19:42:03.907126057</dc:date>
    <meta:editing-duration>PT1M35S</meta:editing-duration>
    <meta:editing-cycles>2</meta:editing-cycles>
    <meta:generator>LibreOfficeDev/25.8.0.0.alpha0$Linux_X86_64 LibreOffice_project/bf4fe0c2ba1d0a44cc07c6afba6d56b8adf8af50</meta:generator>
    <meta:document-statistic meta:table-count="1" meta:cell-count="4" meta:object-count="0"/>
  </office:meta>
</office:document-meta>
</file>